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1c48" officeooo:paragraph-rsid="00041c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Utilizzare il file bin/vmmcode.usr come file binario da caricare nel driver motore.</text:p>
      <text:p text:style-name="P1">All'interno della macchina virtuale, sotto Workspace/TOOLS utilizzar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5M55S</meta:editing-duration>
    <meta:editing-cycles>3</meta:editing-cycles>
    <meta:generator>LibreOffice/5.3.1.2$Windows_X86_64 LibreOffice_project/e80a0e0fd1875e1696614d24c32df0f95f03deb2</meta:generator>
    <dc:date>2019-09-03T11:15:56.448000000</dc:date>
    <meta:document-statistic meta:table-count="0" meta:image-count="0" meta:object-count="0" meta:page-count="1" meta:paragraph-count="2" meta:word-count="19" meta:character-count="153" meta:non-whitespace-character-count="135"/>
    <meta:user-defined meta:name="Info 1"/>
    <meta:user-defined meta:name="Info 2"/>
    <meta:user-defined meta:name="Info 3"/>
    <meta:user-defined meta:name="Info 4"/>
  </office:meta>
</office:document-meta>
</file>